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Standard">
      <style:paragraph-properties>
        <style:tab-stops>
          <style:tab-stop style:position="2.505cm" style:type="right"/>
          <style:tab-stop style:position="3.004cm" style:type="center"/>
          <style:tab-stop style:position="3.969cm" style:type="center"/>
          <style:tab-stop style:position="5.015cm" style:type="center"/>
          <style:tab-stop style:position="6.059cm" style:type="center"/>
          <style:tab-stop style:position="6.985cm" style:type="center"/>
          <style:tab-stop style:position="10.495cm" style:type="right"/>
          <style:tab-stop style:position="11.007cm" style:type="center"/>
          <style:tab-stop style:position="11.959cm" style:type="center"/>
          <style:tab-stop style:position="13cm" style:type="center"/>
          <style:tab-stop style:position="14.023cm" style:type="center"/>
          <style:tab-stop style:position="15.011cm" style:type="center"/>
          <style:tab-stop style:position="15.981cm" style:type="center"/>
        </style:tab-stops>
      </style:paragraph-properties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>
        <style:tab-stops>
          <style:tab-stop style:position="2.505cm" style:type="right"/>
          <style:tab-stop style:position="3.004cm" style:type="center"/>
          <style:tab-stop style:position="3.969cm" style:type="center"/>
          <style:tab-stop style:position="5.015cm" style:type="center"/>
          <style:tab-stop style:position="6.059cm" style:type="center"/>
          <style:tab-stop style:position="6.985cm" style:type="center"/>
          <style:tab-stop style:position="10.495cm" style:type="right"/>
          <style:tab-stop style:position="11.007cm" style:type="center"/>
          <style:tab-stop style:position="11.959cm" style:type="center"/>
          <style:tab-stop style:position="13cm" style:type="center"/>
          <style:tab-stop style:position="14.023cm" style:type="center"/>
          <style:tab-stop style:position="15.011cm" style:type="center"/>
          <style:tab-stop style:position="15.981cm" style:type="center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2.505cm" style:type="right"/>
          <style:tab-stop style:position="3.004cm" style:type="center"/>
          <style:tab-stop style:position="3.969cm" style:type="center"/>
          <style:tab-stop style:position="5.015cm" style:type="center"/>
          <style:tab-stop style:position="6.059cm" style:type="center"/>
          <style:tab-stop style:position="6.985cm" style:type="center"/>
          <style:tab-stop style:position="10.495cm" style:type="right"/>
          <style:tab-stop style:position="11.007cm" style:type="center"/>
          <style:tab-stop style:position="11.959cm" style:type="center"/>
          <style:tab-stop style:position="13cm" style:type="center"/>
          <style:tab-stop style:position="14.023cm" style:type="center"/>
          <style:tab-stop style:position="15.011cm" style:type="center"/>
          <style:tab-stop style:position="15.981cm" style:type="center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font-name="Times New Roman" style:font-name-asian="Times New Roman" style:font-name-complex="Times New Roman"/>
    </style:style>
    <style:style style:name="gr1" style:family="graphic">
      <style:graphic-properties style:run-through="background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fill-color="#000000" draw:textarea-horizontal-align="center" draw:textarea-vertical-align="middle" style:run-through="background"/>
    </style:style>
    <style:style style:name="gr4" style:family="graphic">
      <style:graphic-properties draw:fill-color="#000000"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1">
        <draw:g draw:style-name="gr2">
          <draw:rect draw:style-name="gr3" draw:text-style-name="P1" svg:width="1.001cm" svg:height="0.2cm" draw:transform="rotate (1.5707963267946) translate (4.91066666666667cm 1.49930555555556cm)">
            <text:p/>
          </draw:rect>
          <draw:rect draw:style-name="gr3" draw:text-style-name="P1" svg:width="1.001cm" svg:height="0.2cm" draw:transform="rotate (1.5707963267946) translate (5.87904166666667cm 1.49930555555556cm)">
            <text:p/>
          </draw:rect>
          <draw:rect draw:style-name="gr3" draw:text-style-name="P1" svg:width="1.001cm" svg:height="0.2cm" draw:transform="rotate (1.5707963267946) translate (6.9215cm 1.49930555555556cm)">
            <text:p/>
          </draw:rect>
          <draw:rect draw:style-name="gr3" draw:text-style-name="P1" svg:width="1.001cm" svg:height="0.2cm" draw:transform="rotate (1.5707963267946) translate (7.96572222222222cm 1.49930555555556cm)">
            <text:p/>
          </draw:rect>
          <draw:rect draw:style-name="gr4" draw:text-style-name="P1" svg:width="1.001cm" svg:height="0.2cm" draw:transform="rotate (1.5707963267946) translate (8.89881944444444cm 1.49930555555556cm)">
            <text:p/>
          </draw:rect>
        </draw:g>
        <draw:g draw:style-name="gr5">
          <draw:rect draw:style-name="gr4" draw:text-style-name="P1" svg:width="1.001cm" svg:height="0.2cm" draw:transform="rotate (1.5707963267946) translate (12.9169583333333cm 1.49930555555556cm)">
            <text:p/>
          </draw:rect>
          <draw:rect draw:style-name="gr4" draw:text-style-name="P1" svg:width="1.001cm" svg:height="0.2cm" draw:transform="rotate (1.5707963267946) translate (13.8676944444444cm 1.49930555555556cm)">
            <text:p/>
          </draw:rect>
          <draw:rect draw:style-name="gr4" draw:text-style-name="P1" svg:width="1.001cm" svg:height="0.2cm" draw:transform="rotate (1.5707963267946) translate (14.9119166666667cm 1.49930555555556cm)">
            <text:p/>
          </draw:rect>
          <draw:rect draw:style-name="gr4" draw:text-style-name="P1" svg:width="1.001cm" svg:height="0.2cm" draw:transform="rotate (1.5707963267946) translate (15.9349722222222cm 1.49930555555556cm)">
            <text:p/>
          </draw:rect>
          <draw:rect draw:style-name="gr4" draw:text-style-name="P1" svg:width="1.001cm" svg:height="0.2cm" draw:transform="rotate (1.5707963267946) translate (16.92275cm 1.49930555555556cm)">
            <text:p/>
          </draw:rect>
        </draw:g>
      </draw:g>
      <draw:g text:anchor-type="page" text:anchor-page-number="1" draw:z-index="12" draw:style-name="gr6">
        <draw:g draw:style-name="gr5">
          <draw:rect draw:style-name="gr4" draw:text-style-name="P1" svg:width="1.001cm" svg:height="0.2cm" draw:transform="rotate (1.5707963267946) translate (12.9169583333333cm 29.1994166666667cm)">
            <text:p/>
          </draw:rect>
          <draw:rect draw:style-name="gr4" draw:text-style-name="P1" svg:width="1.001cm" svg:height="0.2cm" draw:transform="rotate (1.5707963267946) translate (13.8729861111111cm 29.1994166666667cm)">
            <text:p/>
          </draw:rect>
          <draw:rect draw:style-name="gr4" draw:text-style-name="P1" svg:width="1.001cm" svg:height="0.2cm" draw:transform="rotate (1.5707963267946) translate (14.9119166666667cm 29.1994166666667cm)">
            <text:p/>
          </draw:rect>
          <draw:rect draw:style-name="gr4" draw:text-style-name="P1" svg:width="1.001cm" svg:height="0.2cm" draw:transform="rotate (1.5707963267946) translate (15.9349722222222cm 29.1994166666667cm)">
            <text:p/>
          </draw:rect>
          <draw:rect draw:style-name="gr4" draw:text-style-name="P1" svg:width="1.001cm" svg:height="0.2cm" draw:transform="rotate (1.5707963267946) translate (16.92275cm 29.1994166666667cm)">
            <text:p/>
          </draw:rect>
        </draw:g>
        <draw:g draw:style-name="gr5">
          <draw:rect draw:style-name="gr4" draw:text-style-name="P1" svg:width="1.001cm" svg:height="0.2cm" draw:transform="rotate (1.5707963267946) translate (4.91066666666667cm 29.1994166666667cm)">
            <text:p/>
          </draw:rect>
          <draw:rect draw:style-name="gr4" draw:text-style-name="P1" svg:width="1.001cm" svg:height="0.2cm" draw:transform="rotate (1.5707963267946) translate (5.87904166666667cm 29.1994166666667cm)">
            <text:p/>
          </draw:rect>
          <draw:rect draw:style-name="gr4" draw:text-style-name="P1" svg:width="1.001cm" svg:height="0.2cm" draw:transform="rotate (1.5707963267946) translate (7.96572222222222cm 29.1994166666667cm)">
            <text:p/>
          </draw:rect>
          <draw:rect draw:style-name="gr4" draw:text-style-name="P1" svg:width="1.001cm" svg:height="0.2cm" draw:transform="rotate (1.5707963267946) translate (8.89176388888889cm 29.1994166666667cm)">
            <text:p/>
          </draw:rect>
          <draw:rect draw:style-name="gr4" draw:text-style-name="P1" svg:width="1.001cm" svg:height="0.2cm" draw:transform="rotate (1.5707963267946) translate (6.92502777777778cm 29.1994166666667cm)">
            <text:p/>
          </draw:rect>
        </draw:g>
      </draw:g>
      <text:p text:style-name="P2"><draw:rect text:anchor-type="paragraph" draw:z-index="2" draw:style-name="gr9" draw:text-style-name="P1" svg:width="1.5cm" svg:height="1.5cm" svg:x="-1.99cm" svg:y="-2cm"><text:p/></draw:rect><text:tab/><text:tab/> <text:tab/> <text:tab/> <text:tab/> <text:tab/> <text:tab/> <text:tab/> <text:tab/> <text:tab/> <text:tab/> <text:tab/> </text:p>
      <text:p text:style-name="P4"><text:s text:c="2"/>Identifiant :<text:tab/><text:tab/>0<text:tab/>1<text:tab/>2<text:tab/>3<text:tab/>4<text:tab/><text:tab/>5<text:tab/>6<text:tab/>7<text:tab/>8<text:tab/>9</text:p>
      <text:p text:style-name="P3"><draw:g text:anchor-type="paragraph" draw:z-index="11" draw:style-name="gr11"><draw:rect draw:style-name="gr4" draw:text-style-name="P1" svg:width="1.001cm" svg:height="0.2cm" svg:x="17.5cm" svg:y="0.15cm"><text:p/></draw:rect><draw:rect draw:style-name="gr4" draw:text-style-name="P1" svg:width="1.001cm" svg:height="0.2cm" svg:x="17.5cm" svg:y="0.616cm"><text:p/></draw:rect><draw:rect draw:style-name="gr4" draw:text-style-name="P1" svg:width="1.001cm" svg:height="0.2cm" svg:x="17.5cm" svg:y="1.085cm"><text:p/></draw:rect><draw:rect draw:style-name="gr4" draw:text-style-name="P1" svg:width="1.001cm" svg:height="0.2cm" svg:x="17.5cm" svg:y="1.559cm"><text:p/></draw:rect><draw:rect draw:style-name="gr4" draw:text-style-name="P1" svg:width="1.001cm" svg:height="0.2cm" svg:x="17.5cm" svg:y="2.025cm"><text:p/></draw:rect></draw:g><text:tab/>Chiffre 1 :<text:tab/><text:span text:style-name="T1">□<text:tab/>□<text:tab/>□<text:tab/>□<text:tab/>□<text:tab/><text:tab/>□<text:tab/>□<text:tab/>□<text:tab/>□<text:tab/>□</text:span></text:p>
      <text:p text:style-name="P3"><text:tab/>Chiffre 2 :<text:tab/><text:span text:style-name="T1">□<text:tab/>□<text:tab/>□<text:tab/>□<text:tab/>□<text:tab/><text:tab/>□<text:tab/>□<text:tab/>□<text:tab/>□<text:tab/>□</text:span></text:p>
      <text:p text:style-name="P3"><text:tab/>Chiffre 3 :<text:tab/><text:span text:style-name="T1">□<text:tab/>□<text:tab/>□<text:tab/>□<text:tab/>□<text:tab/><text:tab/>□<text:tab/>□<text:tab/>□<text:tab/>□<text:tab/>□</text:span></text:p>
      <text:p text:style-name="P3"><draw:g text:anchor-type="paragraph" draw:z-index="9" draw:style-name="gr10"><draw:rect draw:style-name="gr3" draw:text-style-name="P1" svg:width="1.001cm" svg:height="0.2cm" svg:x="-1.499cm" svg:y="0.154cm"><text:p/></draw:rect><draw:rect draw:style-name="gr3" draw:text-style-name="P1" svg:width="1.001cm" svg:height="0.2cm" svg:x="-1.499cm" svg:y="-0.319cm"><text:p/></draw:rect><draw:rect draw:style-name="gr3" draw:text-style-name="P1" svg:width="1.001cm" svg:height="0.2cm" svg:x="-1.499cm" svg:y="-0.792cm"><text:p/></draw:rect><draw:rect draw:style-name="gr3" draw:text-style-name="P1" svg:width="1.001cm" svg:height="0.2cm" svg:x="-1.499cm" svg:y="-1.259cm"><text:p/></draw:rect><draw:rect draw:style-name="gr4" draw:text-style-name="P1" svg:width="1.001cm" svg:height="0.2cm" svg:x="-1.499cm" svg:y="0.62cm"><text:p/></draw:rect></draw:g><text:tab/>Chiffre 4 :<text:tab/><text:span text:style-name="T1">□<text:tab/>□<text:tab/>□<text:tab/>□<text:tab/>□<text:tab/><text:tab/>□<text:tab/>□<text:tab/>□<text:tab/>□<text:tab/>□</text:span></text:p>
      <text:p text:style-name="P3"><text:tab/>Chiffre 5 :<text:tab/><text:span text:style-name="T1">□<text:tab/>□<text:tab/>□<text:tab/>□<text:tab/>□<text:tab/><text:tab/>□<text:tab/>□<text:tab/>□<text:tab/>□<text:tab/>□</text:span></text:p>
      <text:p text:style-name="P3"/>
      <text:p text:style-name="P4"><text:s text:c="2"/>Nom :</text:p>
      <text:p text:style-name="P4"><text:s text:c="2"/>Prénom :</text:p>
      <text:p text:style-name="P3"/>
      <text:p text:style-name="P4"><draw:line text:anchor-type="paragraph" draw:z-index="1" draw:style-name="gr8" draw:text-style-name="P1" svg:x1="8.251cm" svg:y1="0.095cm" svg:x2="8.251cm" svg:y2="19.291cm"><text:p/></draw:line> <text:s/>Réponses :<text:tab/><text:tab/>1<text:tab/>2<text:tab/>3<text:tab/>4<text:tab/>5<text:tab/><text:tab/>1<text:tab/>2<text:tab/>3<text:tab/>4<text:tab/>5</text:p>
      <text:p text:style-name="P3"><draw:g text:anchor-type="paragraph" draw:z-index="13" draw:style-name="gr11"><draw:g draw:style-name="gr5"><draw:rect draw:style-name="gr4" draw:text-style-name="P1" svg:width="1.001cm" svg:height="0.2cm" svg:x="-1.499cm" svg:y="0.15cm"><text:p/></draw:rect><draw:rect draw:style-name="gr4" draw:text-style-name="P1" svg:width="1.001cm" svg:height="0.2cm" svg:x="-1.499cm" svg:y="0.621cm"><text:p/></draw:rect><draw:rect draw:style-name="gr4" draw:text-style-name="P1" svg:width="1.001cm" svg:height="0.2cm" svg:x="-1.499cm" svg:y="1.087cm"><text:p/></draw:rect><draw:rect draw:style-name="gr4" draw:text-style-name="P1" svg:width="1.001cm" svg:height="0.2cm" svg:x="-1.499cm" svg:y="1.558cm"><text:p/></draw:rect><draw:rect draw:style-name="gr4" draw:text-style-name="P1" svg:width="1.001cm" svg:height="0.2cm" svg:x="-1.499cm" svg:y="2.027cm"><text:p/></draw:rect></draw:g><draw:g draw:style-name="gr5"><draw:rect draw:style-name="gr4" draw:text-style-name="P1" svg:width="1.001cm" svg:height="0.2cm" svg:x="-1.499cm" svg:y="2.027cm"><text:p/></draw:rect><draw:rect draw:style-name="gr4" draw:text-style-name="P1" svg:width="1.001cm" svg:height="0.2cm" svg:x="-1.499cm" svg:y="2.498cm"><text:p/></draw:rect><draw:rect draw:style-name="gr4" draw:text-style-name="P1" svg:width="1.001cm" svg:height="0.2cm" svg:x="-1.499cm" svg:y="2.963cm"><text:p/></draw:rect><draw:rect draw:style-name="gr4" draw:text-style-name="P1" svg:width="1.001cm" svg:height="0.2cm" svg:x="-1.499cm" svg:y="3.434cm"><text:p/></draw:rect><draw:rect draw:style-name="gr4" draw:text-style-name="P1" svg:width="1.001cm" svg:height="0.2cm" svg:x="-1.499cm" svg:y="3.904cm"><text:p/></draw:rect></draw:g><draw:g draw:style-name="gr5"><draw:rect draw:style-name="gr4" draw:text-style-name="P1" svg:width="1.001cm" svg:height="0.2cm" svg:x="-1.499cm" svg:y="3.904cm"><text:p/></draw:rect><draw:rect draw:style-name="gr4" draw:text-style-name="P1" svg:width="1.001cm" svg:height="0.2cm" svg:x="-1.499cm" svg:y="4.375cm"><text:p/></draw:rect><draw:rect draw:style-name="gr4" draw:text-style-name="P1" svg:width="1.001cm" svg:height="0.2cm" svg:x="-1.499cm" svg:y="4.84cm"><text:p/></draw:rect><draw:rect draw:style-name="gr4" draw:text-style-name="P1" svg:width="1.001cm" svg:height="0.2cm" svg:x="-1.499cm" svg:y="5.311cm"><text:p/></draw:rect><draw:rect draw:style-name="gr4" draw:text-style-name="P1" svg:width="1.001cm" svg:height="0.2cm" svg:x="-1.499cm" svg:y="5.78cm"><text:p/></draw:rect></draw:g><draw:g draw:style-name="gr5"><draw:rect draw:style-name="gr4" draw:text-style-name="P1" svg:width="1.001cm" svg:height="0.2cm" svg:x="-1.499cm" svg:y="5.78cm"><text:p/></draw:rect><draw:rect draw:style-name="gr4" draw:text-style-name="P1" svg:width="1.001cm" svg:height="0.2cm" svg:x="-1.499cm" svg:y="6.251cm"><text:p/></draw:rect><draw:rect draw:style-name="gr4" draw:text-style-name="P1" svg:width="1.001cm" svg:height="0.2cm" svg:x="-1.499cm" svg:y="6.717cm"><text:p/></draw:rect><draw:rect draw:style-name="gr4" draw:text-style-name="P1" svg:width="1.001cm" svg:height="0.2cm" svg:x="-1.499cm" svg:y="7.188cm"><text:p/></draw:rect><draw:rect draw:style-name="gr4" draw:text-style-name="P1" svg:width="1.001cm" svg:height="0.2cm" svg:x="-1.499cm" svg:y="7.657cm"><text:p/></draw:rect></draw:g><draw:g draw:style-name="gr5"><draw:rect draw:style-name="gr4" draw:text-style-name="P1" svg:width="1.001cm" svg:height="0.2cm" svg:x="-1.499cm" svg:y="8.126cm"><text:p/></draw:rect><draw:rect draw:style-name="gr4" draw:text-style-name="P1" svg:width="1.001cm" svg:height="0.2cm" svg:x="-1.499cm" svg:y="8.597cm"><text:p/></draw:rect><draw:rect draw:style-name="gr4" draw:text-style-name="P1" svg:width="1.001cm" svg:height="0.2cm" svg:x="-1.499cm" svg:y="9.063cm"><text:p/></draw:rect><draw:rect draw:style-name="gr4" draw:text-style-name="P1" svg:width="1.001cm" svg:height="0.2cm" svg:x="-1.499cm" svg:y="9.534cm"><text:p/></draw:rect><draw:rect draw:style-name="gr4" draw:text-style-name="P1" svg:width="1.001cm" svg:height="0.2cm" svg:x="-1.499cm" svg:y="10.003cm"><text:p/></draw:rect></draw:g><draw:g draw:style-name="gr5"><draw:rect draw:style-name="gr4" draw:text-style-name="P1" svg:width="1.001cm" svg:height="0.2cm" svg:x="-1.499cm" svg:y="10.472cm"><text:p/></draw:rect><draw:rect draw:style-name="gr4" draw:text-style-name="P1" svg:width="1.001cm" svg:height="0.2cm" svg:x="-1.499cm" svg:y="10.943cm"><text:p/></draw:rect><draw:rect draw:style-name="gr4" draw:text-style-name="P1" svg:width="1.001cm" svg:height="0.2cm" svg:x="-1.499cm" svg:y="11.409cm"><text:p/></draw:rect><draw:rect draw:style-name="gr4" draw:text-style-name="P1" svg:width="1.001cm" svg:height="0.2cm" svg:x="-1.499cm" svg:y="11.88cm"><text:p/></draw:rect><draw:rect draw:style-name="gr4" draw:text-style-name="P1" svg:width="1.001cm" svg:height="0.2cm" svg:x="-1.499cm" svg:y="12.349cm"><text:p/></draw:rect></draw:g><draw:g draw:style-name="gr5"><draw:rect draw:style-name="gr4" draw:text-style-name="P1" svg:width="1.001cm" svg:height="0.2cm" svg:x="-1.499cm" svg:y="12.349cm"><text:p/></draw:rect><draw:rect draw:style-name="gr4" draw:text-style-name="P1" svg:width="1.001cm" svg:height="0.2cm" svg:x="-1.499cm" svg:y="12.82cm"><text:p/></draw:rect><draw:rect draw:style-name="gr4" draw:text-style-name="P1" svg:width="1.001cm" svg:height="0.2cm" svg:x="-1.499cm" svg:y="13.286cm"><text:p/></draw:rect><draw:rect draw:style-name="gr4" draw:text-style-name="P1" svg:width="1.001cm" svg:height="0.2cm" svg:x="-1.499cm" svg:y="13.757cm"><text:p/></draw:rect><draw:rect draw:style-name="gr4" draw:text-style-name="P1" svg:width="1.001cm" svg:height="0.2cm" svg:x="-1.499cm" svg:y="14.226cm"><text:p/></draw:rect></draw:g><draw:g draw:style-name="gr5"><draw:rect draw:style-name="gr4" draw:text-style-name="P1" svg:width="1.001cm" svg:height="0.2cm" svg:x="-1.499cm" svg:y="14.695cm"><text:p/></draw:rect><draw:rect draw:style-name="gr4" draw:text-style-name="P1" svg:width="1.001cm" svg:height="0.2cm" svg:x="-1.499cm" svg:y="15.166cm"><text:p/></draw:rect><draw:rect draw:style-name="gr4" draw:text-style-name="P1" svg:width="1.001cm" svg:height="0.2cm" svg:x="-1.499cm" svg:y="15.632cm"><text:p/></draw:rect><draw:rect draw:style-name="gr4" draw:text-style-name="P1" svg:width="1.001cm" svg:height="0.2cm" svg:x="-1.499cm" svg:y="16.103cm"><text:p/></draw:rect><draw:rect draw:style-name="gr4" draw:text-style-name="P1" svg:width="1.001cm" svg:height="0.2cm" svg:x="-1.499cm" svg:y="16.572cm"><text:p/></draw:rect></draw:g><draw:g draw:style-name="gr5"><draw:rect draw:style-name="gr4" draw:text-style-name="P1" svg:width="1.001cm" svg:height="0.2cm" svg:x="-1.499cm" svg:y="16.574cm"><text:p/></draw:rect><draw:rect draw:style-name="gr4" draw:text-style-name="P1" svg:width="1.001cm" svg:height="0.2cm" svg:x="-1.499cm" svg:y="17.045cm"><text:p/></draw:rect><draw:rect draw:style-name="gr4" draw:text-style-name="P1" svg:width="1.001cm" svg:height="0.2cm" svg:x="-1.499cm" svg:y="17.51cm"><text:p/></draw:rect><draw:rect draw:style-name="gr4" draw:text-style-name="P1" svg:width="1.001cm" svg:height="0.2cm" svg:x="-1.499cm" svg:y="17.981cm"><text:p/></draw:rect><draw:rect draw:style-name="gr4" draw:text-style-name="P1" svg:width="1.001cm" svg:height="0.2cm" svg:x="-1.499cm" svg:y="18.45cm"><text:p/></draw:rect></draw:g></draw:g><draw:g text:anchor-type="paragraph" draw:z-index="14" draw:style-name="gr11"><draw:g draw:style-name="gr5"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2cm"><text:p/></draw:rect><draw:rect draw:style-name="gr4" draw:text-style-name="P1" svg:width="1.001cm" svg:height="0.2cm" svg:x="17.5cm" svg:y="0.623cm"><text:p/></draw:rect><draw:rect draw:style-name="gr4" draw:text-style-name="P1" svg:width="1.001cm" svg:height="0.2cm" svg:x="17.5cm" svg:y="1.088cm"><text:p/></draw:rect><draw:rect draw:style-name="gr4" draw:text-style-name="P1" svg:width="1.001cm" svg:height="0.2cm" svg:x="17.5cm" svg:y="1.559cm"><text:p/></draw:rect><draw:rect draw:style-name="gr4" draw:text-style-name="P1" svg:width="1.001cm" svg:height="0.2cm" svg:x="17.5cm" svg:y="2.029cm"><text:p/></draw:rect></draw:g></draw:g><draw:g draw:style-name="gr5"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3cm"><text:p/></draw:rect><draw:rect draw:style-name="gr4" draw:text-style-name="P1" svg:width="1.001cm" svg:height="0.2cm" svg:x="17.5cm" svg:y="2.501cm"><text:p/></draw:rect><draw:rect draw:style-name="gr4" draw:text-style-name="P1" svg:width="1.001cm" svg:height="0.2cm" svg:x="17.5cm" svg:y="2.967cm"><text:p/></draw:rect><draw:rect draw:style-name="gr4" draw:text-style-name="P1" svg:width="1.001cm" svg:height="0.2cm" svg:x="17.5cm" svg:y="3.438cm"><text:p/></draw:rect><draw:rect draw:style-name="gr4" draw:text-style-name="P1" svg:width="1.001cm" svg:height="0.2cm" svg:x="17.5cm" svg:y="3.907cm"><text:p/></draw:rect></draw:g></draw:g><draw:g draw:style-name="gr5"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5cm"><text:p/></draw:rect><draw:rect draw:style-name="gr4" draw:text-style-name="P1" svg:width="1.001cm" svg:height="0.2cm" svg:x="17.5cm" svg:y="4.376cm"><text:p/></draw:rect><draw:rect draw:style-name="gr4" draw:text-style-name="P1" svg:width="1.001cm" svg:height="0.2cm" svg:x="17.5cm" svg:y="4.842cm"><text:p/></draw:rect><draw:rect draw:style-name="gr4" draw:text-style-name="P1" svg:width="1.001cm" svg:height="0.2cm" svg:x="17.5cm" svg:y="5.313cm"><text:p/></draw:rect><draw:rect draw:style-name="gr4" draw:text-style-name="P1" svg:width="1.001cm" svg:height="0.2cm" svg:x="17.5cm" svg:y="5.782cm"><text:p/></draw:rect></draw:g></draw:g><draw:g draw:style-name="gr5"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2cm"><text:p/></draw:rect><draw:rect draw:style-name="gr4" draw:text-style-name="P1" svg:width="1.001cm" svg:height="0.2cm" svg:x="17.5cm" svg:y="6.253cm"><text:p/></draw:rect><draw:rect draw:style-name="gr4" draw:text-style-name="P1" svg:width="1.001cm" svg:height="0.2cm" svg:x="17.5cm" svg:y="6.719cm"><text:p/></draw:rect><draw:rect draw:style-name="gr4" draw:text-style-name="P1" svg:width="1.001cm" svg:height="0.2cm" svg:x="17.5cm" svg:y="7.19cm"><text:p/></draw:rect><draw:rect draw:style-name="gr4" draw:text-style-name="P1" svg:width="1.001cm" svg:height="0.2cm" svg:x="17.5cm" svg:y="7.659cm"><text:p/></draw:rect></draw:g></draw:g><draw:g draw:style-name="gr5"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9cm"><text:p/></draw:rect><draw:rect draw:style-name="gr4" draw:text-style-name="P1" svg:width="1.001cm" svg:height="0.2cm" svg:x="17.5cm" svg:y="8.13cm"><text:p/></draw:rect><draw:rect draw:style-name="gr4" draw:text-style-name="P1" svg:width="1.001cm" svg:height="0.2cm" svg:x="17.5cm" svg:y="8.596cm"><text:p/></draw:rect><draw:rect draw:style-name="gr4" draw:text-style-name="P1" svg:width="1.001cm" svg:height="0.2cm" svg:x="17.5cm" svg:y="9.066cm"><text:p/></draw:rect><draw:rect draw:style-name="gr4" draw:text-style-name="P1" svg:width="1.001cm" svg:height="0.2cm" svg:x="17.5cm" svg:y="9.536cm"><text:p/></draw:rect></draw:g></draw:g><draw:g draw:style-name="gr5"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6cm"><text:p/></draw:rect><draw:rect draw:style-name="gr4" draw:text-style-name="P1" svg:width="1.001cm" svg:height="0.2cm" svg:x="17.5cm" svg:y="10.007cm"><text:p/></draw:rect><draw:rect draw:style-name="gr4" draw:text-style-name="P1" svg:width="1.001cm" svg:height="0.2cm" svg:x="17.5cm" svg:y="10.472cm"><text:p/></draw:rect><draw:rect draw:style-name="gr4" draw:text-style-name="P1" svg:width="1.001cm" svg:height="0.2cm" svg:x="17.5cm" svg:y="10.943cm"><text:p/></draw:rect><draw:rect draw:style-name="gr4" draw:text-style-name="P1" svg:width="1.001cm" svg:height="0.2cm" svg:x="17.5cm" svg:y="11.412cm"><text:p/></draw:rect></draw:g></draw:g><draw:g draw:style-name="gr5"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2cm"><text:p/></draw:rect><draw:rect draw:style-name="gr4" draw:text-style-name="P1" svg:width="1.001cm" svg:height="0.2cm" svg:x="17.5cm" svg:y="11.883cm"><text:p/></draw:rect><draw:rect draw:style-name="gr4" draw:text-style-name="P1" svg:width="1.001cm" svg:height="0.2cm" svg:x="17.5cm" svg:y="12.349cm"><text:p/></draw:rect><draw:rect draw:style-name="gr4" draw:text-style-name="P1" svg:width="1.001cm" svg:height="0.2cm" svg:x="17.5cm" svg:y="12.82cm"><text:p/></draw:rect><draw:rect draw:style-name="gr4" draw:text-style-name="P1" svg:width="1.001cm" svg:height="0.2cm" svg:x="17.5cm" svg:y="13.289cm"><text:p/></draw:rect></draw:g></draw:g><draw:g draw:style-name="gr5"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9cm"><text:p/></draw:rect><draw:rect draw:style-name="gr4" draw:text-style-name="P1" svg:width="1.001cm" svg:height="0.2cm" svg:x="17.5cm" svg:y="13.76cm"><text:p/></draw:rect><draw:rect draw:style-name="gr4" draw:text-style-name="P1" svg:width="1.001cm" svg:height="0.2cm" svg:x="17.5cm" svg:y="14.226cm"><text:p/></draw:rect><draw:rect draw:style-name="gr4" draw:text-style-name="P1" svg:width="1.001cm" svg:height="0.2cm" svg:x="17.5cm" svg:y="14.697cm"><text:p/></draw:rect><draw:rect draw:style-name="gr4" draw:text-style-name="P1" svg:width="1.001cm" svg:height="0.2cm" svg:x="17.5cm" svg:y="15.166cm"><text:p/></draw:rect></draw:g></draw:g><draw:g draw:style-name="gr5"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6cm"><text:p/></draw:rect><draw:rect draw:style-name="gr4" draw:text-style-name="P1" svg:width="1.001cm" svg:height="0.2cm" svg:x="17.5cm" svg:y="15.637cm"><text:p/></draw:rect><draw:rect draw:style-name="gr4" draw:text-style-name="P1" svg:width="1.001cm" svg:height="0.2cm" svg:x="17.5cm" svg:y="16.103cm"><text:p/></draw:rect><draw:rect draw:style-name="gr4" draw:text-style-name="P1" svg:width="1.001cm" svg:height="0.2cm" svg:x="17.5cm" svg:y="16.574cm"><text:p/></draw:rect><draw:rect draw:style-name="gr4" draw:text-style-name="P1" svg:width="1.001cm" svg:height="0.2cm" svg:x="17.5cm" svg:y="17.043cm"><text:p/></draw:rect></draw:g></draw:g><draw:g draw:style-name="gr5"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4cm"><text:p/></draw:rect><draw:rect draw:style-name="gr4" draw:text-style-name="P1" svg:width="1.001cm" svg:height="0.2cm" svg:x="17.5cm" svg:y="17.045cm"><text:p/></draw:rect><draw:rect draw:style-name="gr4" draw:text-style-name="P1" svg:width="1.001cm" svg:height="0.2cm" svg:x="17.5cm" svg:y="17.51cm"><text:p/></draw:rect><draw:rect draw:style-name="gr4" draw:text-style-name="P1" svg:width="1.001cm" svg:height="0.2cm" svg:x="17.5cm" svg:y="17.981cm"><text:p/></draw:rect><draw:rect draw:style-name="gr4" draw:text-style-name="P1" svg:width="1.001cm" svg:height="0.2cm" svg:x="17.5cm" svg:y="18.45cm"><text:p/></draw:rect></draw:g></draw:g></draw:g><text:tab/>Q 1 :<text:tab/><text:span text:style-name="T1">□<text:tab/>□<text:tab/>□<text:tab/>□<text:tab/>□<text:tab/>Q 41 :<text:tab/>□<text:tab/>□<text:tab/>□<text:tab/>□<text:tab/>□</text:span></text:p>
      <text:p text:style-name="P3"><text:tab/>Q 2 :<text:tab/><text:span text:style-name="T1">□<text:tab/>□<text:tab/>□<text:tab/>□<text:tab/>□<text:tab/>Q 42 :<text:tab/>□<text:tab/>□<text:tab/>□<text:tab/>□<text:tab/>□</text:span></text:p>
      <text:p text:style-name="P3"><text:tab/>Q 3 :<text:tab/><text:span text:style-name="T1">□<text:tab/>□<text:tab/>□<text:tab/>□<text:tab/>□<text:tab/>Q 43 :<text:tab/>□<text:tab/>□<text:tab/>□<text:tab/>□<text:tab/>□</text:span></text:p>
      <text:p text:style-name="P3"><text:tab/>Q 4 :<text:tab/><text:span text:style-name="T1">□<text:tab/>□<text:tab/>□<text:tab/>□<text:tab/>□<text:tab/>Q 44 :<text:tab/>□<text:tab/>□<text:tab/>□<text:tab/>□<text:tab/>□</text:span></text:p>
      <text:p text:style-name="P3"><text:tab/>Q 5 :<text:tab/><text:span text:style-name="T1">□<text:tab/>□<text:tab/>□<text:tab/>□<text:tab/>□<text:tab/>Q 45 :<text:tab/>□<text:tab/>□<text:tab/>□<text:tab/>□<text:tab/>□</text:span></text:p>
      <text:p text:style-name="P3"><draw:line text:anchor-type="paragraph" draw:z-index="3" draw:style-name="gr7" draw:text-style-name="P1" svg:x1="1.305cm" svg:y1="0.005cm" svg:x2="15.416cm" svg:y2="0.005cm"><text:p/></draw:line><text:tab/>Q 6 :<text:tab/><text:span text:style-name="T1">□<text:tab/>□<text:tab/>□<text:tab/>□<text:tab/>□<text:tab/>Q 46 :<text:tab/>□<text:tab/>□<text:tab/>□<text:tab/>□<text:tab/>□</text:span></text:p>
      <text:p text:style-name="P3"><text:tab/>Q 7 :<text:tab/><text:span text:style-name="T1">□<text:tab/>□<text:tab/>□<text:tab/>□<text:tab/>□<text:tab/>Q 47 :<text:tab/>□<text:tab/>□<text:tab/>□<text:tab/>□<text:tab/>□</text:span></text:p>
      <text:p text:style-name="P3"><text:tab/>Q 8 :<text:tab/><text:span text:style-name="T1">□<text:tab/>□<text:tab/>□<text:tab/>□<text:tab/>□<text:tab/>Q 48 :<text:tab/>□<text:tab/>□<text:tab/>□<text:tab/>□<text:tab/>□</text:span></text:p>
      <text:p text:style-name="P3"><text:tab/>Q 9 :<text:tab/><text:span text:style-name="T1">□<text:tab/>□<text:tab/>□<text:tab/>□<text:tab/>□<text:tab/>Q 49 :<text:tab/>□<text:tab/>□<text:tab/>□<text:tab/>□<text:tab/>□</text:span></text:p>
      <text:p text:style-name="P3"><text:tab/>Q 10 :<text:tab/><text:span text:style-name="T1">□<text:tab/>□<text:tab/>□<text:tab/>□<text:tab/>□<text:tab/>Q 50 :<text:tab/>□<text:tab/>□<text:tab/>□<text:tab/>□<text:tab/>□</text:span></text:p>
      <text:p text:style-name="P3"><draw:line text:anchor-type="paragraph" draw:z-index="0" draw:style-name="gr7" draw:text-style-name="P1" svg:x1="1.305cm" svg:y1="0.005cm" svg:x2="15.416cm" svg:y2="0.005cm"><text:p/></draw:line><text:tab/>Q 11 :<text:tab/><text:span text:style-name="T1">□<text:tab/>□<text:tab/>□<text:tab/>□<text:tab/>□<text:tab/>Q 51 :<text:tab/>□<text:tab/>□<text:tab/>□<text:tab/>□<text:tab/>□</text:span></text:p>
      <text:p text:style-name="P3"><text:tab/>Q 12 :<text:tab/><text:span text:style-name="T1">□<text:tab/>□<text:tab/>□<text:tab/>□<text:tab/>□<text:tab/>Q 52 :<text:tab/>□<text:tab/>□<text:tab/>□<text:tab/>□<text:tab/>□</text:span></text:p>
      <text:p text:style-name="P3"><text:tab/>Q 13 :<text:tab/><text:span text:style-name="T1">□<text:tab/>□<text:tab/>□<text:tab/>□<text:tab/>□<text:tab/>Q 53 :<text:tab/>□<text:tab/>□<text:tab/>□<text:tab/>□<text:tab/>□</text:span></text:p>
      <text:p text:style-name="P3"><text:tab/>Q 14 :<text:tab/><text:span text:style-name="T1">□<text:tab/>□<text:tab/>□<text:tab/>□<text:tab/>□<text:tab/>Q 54 :<text:tab/>□<text:tab/>□<text:tab/>□<text:tab/>□<text:tab/>□</text:span></text:p>
      <text:p text:style-name="P3"><text:tab/>Q 15 :<text:tab/><text:span text:style-name="T1">□<text:tab/>□<text:tab/>□<text:tab/>□<text:tab/>□<text:tab/>Q 55 :<text:tab/>□<text:tab/>□<text:tab/>□<text:tab/>□<text:tab/>□</text:span></text:p>
      <text:p text:style-name="P3"><draw:line text:anchor-type="paragraph" draw:z-index="4" draw:style-name="gr7" draw:text-style-name="P1" svg:x1="1.429cm" svg:y1="0.005cm" svg:x2="15.54cm" svg:y2="0.005cm"><text:p/></draw:line><text:tab/>Q 16 :<text:tab/><text:span text:style-name="T1">□<text:tab/>□<text:tab/>□<text:tab/>□<text:tab/>□<text:tab/>Q 56 :<text:tab/>□<text:tab/>□<text:tab/>□<text:tab/>□<text:tab/>□</text:span></text:p>
      <text:p text:style-name="P3"><text:tab/>Q 17 :<text:tab/><text:span text:style-name="T1">□<text:tab/>□<text:tab/>□<text:tab/>□<text:tab/>□<text:tab/>Q 57 :<text:tab/>□<text:tab/>□<text:tab/>□<text:tab/>□<text:tab/>□</text:span></text:p>
      <text:p text:style-name="P3"><text:tab/>Q 18 :<text:tab/><text:span text:style-name="T1">□<text:tab/>□<text:tab/>□<text:tab/>□<text:tab/>□<text:tab/>Q 58 :<text:tab/>□<text:tab/>□<text:tab/>□<text:tab/>□<text:tab/>□</text:span></text:p>
      <text:p text:style-name="P3"><text:tab/>Q 19 :<text:tab/><text:span text:style-name="T1">□<text:tab/>□<text:tab/>□<text:tab/>□<text:tab/>□<text:tab/>Q 59 :<text:tab/>□<text:tab/>□<text:tab/>□<text:tab/>□<text:tab/>□</text:span></text:p>
      <text:p text:style-name="P3"><draw:line text:anchor-type="paragraph" draw:z-index="5" draw:style-name="gr7" draw:text-style-name="P1" svg:x1="1.393cm" svg:y1="0.446cm" svg:x2="15.504cm" svg:y2="0.446cm"><text:p/></draw:line><text:tab/>Q 20 :<text:tab/><text:span text:style-name="T1">□<text:tab/>□<text:tab/>□<text:tab/>□<text:tab/>□<text:tab/>Q 60 :<text:tab/>□<text:tab/>□<text:tab/>□<text:tab/>□<text:tab/>□</text:span></text:p>
      <text:p text:style-name="P3"><text:tab/>Q 21 :<text:tab/><text:span text:style-name="T1">□<text:tab/>□<text:tab/>□<text:tab/>□<text:tab/>□<text:tab/>Q 61 :<text:tab/>□<text:tab/>□<text:tab/>□<text:tab/>□<text:tab/>□</text:span></text:p>
      <text:p text:style-name="P3"><text:tab/>Q 22 :<text:tab/><text:span text:style-name="T1">□<text:tab/>□<text:tab/>□<text:tab/>□<text:tab/>□<text:tab/>Q 62 :<text:tab/>□<text:tab/>□<text:tab/>□<text:tab/>□<text:tab/>□</text:span></text:p>
      <text:p text:style-name="P3"><text:tab/>Q 23 :<text:tab/><text:span text:style-name="T1">□<text:tab/>□<text:tab/>□<text:tab/>□<text:tab/>□<text:tab/>Q 63 :<text:tab/>□<text:tab/>□<text:tab/>□<text:tab/>□<text:tab/>□</text:span></text:p>
      <text:p text:style-name="P3"><text:tab/>Q 24 :<text:tab/><text:span text:style-name="T1">□<text:tab/>□<text:tab/>□<text:tab/>□<text:tab/>□<text:tab/>Q 64 :<text:tab/>□<text:tab/>□<text:tab/>□<text:tab/>□<text:tab/>□</text:span></text:p>
      <text:p text:style-name="P3"><text:tab/>Q 25 :<text:tab/><text:span text:style-name="T1">□<text:tab/>□<text:tab/>□<text:tab/>□<text:tab/>□<text:tab/>Q 65 :<text:tab/>□<text:tab/>□<text:tab/>□<text:tab/>□<text:tab/>□</text:span></text:p>
      <text:p text:style-name="P3"><draw:line text:anchor-type="paragraph" draw:z-index="6" draw:style-name="gr7" draw:text-style-name="P1" svg:x1="1.393cm" svg:y1="0.037cm" svg:x2="15.504cm" svg:y2="0.037cm"><text:p/></draw:line><text:tab/>Q 26 :<text:tab/><text:span text:style-name="T1">□<text:tab/>□<text:tab/>□<text:tab/>□<text:tab/>□<text:tab/>Q 66 :<text:tab/>□<text:tab/>□<text:tab/>□<text:tab/>□<text:tab/>□</text:span></text:p>
      <text:p text:style-name="P3"><text:tab/>Q 27 :<text:tab/><text:span text:style-name="T1">□<text:tab/>□<text:tab/>□<text:tab/>□<text:tab/>□<text:tab/>Q 67 :<text:tab/>□<text:tab/>□<text:tab/>□<text:tab/>□<text:tab/>□</text:span></text:p>
      <text:p text:style-name="P3"><text:tab/>Q 28 :<text:tab/><text:span text:style-name="T1">□<text:tab/>□<text:tab/>□<text:tab/>□<text:tab/>□<text:tab/>Q 68 :<text:tab/>□<text:tab/>□<text:tab/>□<text:tab/>□<text:tab/>□</text:span></text:p>
      <text:p text:style-name="P3"><text:tab/>Q 29 :<text:tab/><text:span text:style-name="T1">□<text:tab/>□<text:tab/>□<text:tab/>□<text:tab/>□<text:tab/>Q 69 :<text:tab/>□<text:tab/>□<text:tab/>□<text:tab/>□<text:tab/>□</text:span></text:p>
      <text:p text:style-name="P3"><draw:line text:anchor-type="paragraph" draw:z-index="7" draw:style-name="gr7" draw:text-style-name="P1" svg:x1="1.411cm" svg:y1="0.46cm" svg:x2="15.522cm" svg:y2="0.46cm"><text:p/></draw:line><text:tab/>Q 30 :<text:tab/><text:span text:style-name="T1">□<text:tab/>□<text:tab/>□<text:tab/>□<text:tab/>□<text:tab/>Q 70 :<text:tab/>□<text:tab/>□<text:tab/>□<text:tab/>□<text:tab/>□</text:span></text:p>
      <text:p text:style-name="P3"><text:tab/>Q 31 :<text:tab/><text:span text:style-name="T1">□<text:tab/>□<text:tab/>□<text:tab/>□<text:tab/>□<text:tab/>Q 71 :<text:tab/>□<text:tab/>□<text:tab/>□<text:tab/>□<text:tab/>□</text:span></text:p>
      <text:p text:style-name="P3"><text:tab/>Q 32 :<text:tab/><text:span text:style-name="T1">□<text:tab/>□<text:tab/>□<text:tab/>□<text:tab/>□<text:tab/>Q 72 :<text:tab/>□<text:tab/>□<text:tab/>□<text:tab/>□<text:tab/>□</text:span></text:p>
      <text:p text:style-name="P3"><text:tab/>Q 33 :<text:tab/><text:span text:style-name="T1">□<text:tab/>□<text:tab/>□<text:tab/>□<text:tab/>□<text:tab/>Q 73 :<text:tab/>□<text:tab/>□<text:tab/>□<text:tab/>□<text:tab/>□</text:span></text:p>
      <text:p text:style-name="P3"><text:tab/>Q 34 :<text:tab/><text:span text:style-name="T1">□<text:tab/>□<text:tab/>□<text:tab/>□<text:tab/>□<text:tab/>Q 74 :<text:tab/>□<text:tab/>□<text:tab/>□<text:tab/>□<text:tab/>□</text:span></text:p>
      <text:p text:style-name="P3"><text:tab/>Q 35 :<text:tab/><text:span text:style-name="T1">□<text:tab/>□<text:tab/>□<text:tab/>□<text:tab/>□<text:tab/>Q 75 :<text:tab/>□<text:tab/>□<text:tab/>□<text:tab/>□<text:tab/>□</text:span></text:p>
      <text:p text:style-name="P3"><draw:line text:anchor-type="paragraph" draw:z-index="8" draw:style-name="gr7" draw:text-style-name="P1" svg:x1="1.393cm" svg:y1="0.026cm" svg:x2="15.504cm" svg:y2="0.026cm"><text:p/></draw:line><text:tab/>Q 36 :<text:tab/><text:span text:style-name="T1">□<text:tab/>□<text:tab/>□<text:tab/>□<text:tab/>□<text:tab/>Q 76 :<text:tab/>□<text:tab/>□<text:tab/>□<text:tab/>□<text:tab/>□</text:span></text:p>
      <text:p text:style-name="P3"><text:tab/>Q 37 :<text:tab/><text:span text:style-name="T1">□<text:tab/>□<text:tab/>□<text:tab/>□<text:tab/>□<text:tab/>Q 77 :<text:tab/>□<text:tab/>□<text:tab/>□<text:tab/>□<text:tab/>□</text:span></text:p>
      <text:p text:style-name="P3"><text:tab/>Q 38 :<text:tab/><text:span text:style-name="T1">□<text:tab/>□<text:tab/>□<text:tab/>□<text:tab/>□<text:tab/>Q 78 :<text:tab/>□<text:tab/>□<text:tab/>□<text:tab/>□<text:tab/>□</text:span></text:p>
      <text:p text:style-name="P3"><text:tab/>Q 39 :<text:tab/><text:span text:style-name="T1">□<text:tab/>□<text:tab/>□<text:tab/>□<text:tab/>□<text:tab/>Q 79 :<text:tab/>□<text:tab/>□<text:tab/>□<text:tab/>□<text:tab/>□</text:span></text:p>
      <text:p text:style-name="P3"><text:tab/>Q 40 :<text:tab/><text:span text:style-name="T1">□<text:tab/>□<text:tab/>□<text:tab/>□<text:tab/>□<text:tab/>Q 80 :<text:tab/>□<text:tab/>□<text:tab/>□<text:tab/>□<text:tab/>□</text:span></text:p>
      <text:p text:style-name="P2"><text:tab/><text:tab/> <text:tab/> <text:tab/> <text:tab/> <text:tab/> <text:tab/> <text:tab/> <text:tab/> <text:tab/> <text:tab/> 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edric Dinont</meta:initial-creator>
    <meta:creation-date>2008-09-12T15:43:50</meta:creation-date>
    <dc:date>2008-09-23T17:16:39</dc:date>
    <meta:printed-by>Cedric Dinont</meta:printed-by>
    <meta:print-date>2008-09-12T16:11:23</meta:print-date>
    <dc:language>fr-FR</dc:language>
    <meta:editing-cycles>38</meta:editing-cycles>
    <meta:editing-duration>PT2H10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1" meta:word-count="194" meta:character-count="1650"/>
  </office:meta>
</office:document-meta>
</file>